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C0000003E498363EBEE74D5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P7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8" style:family="paragraph" style:parent-style-name="Footer">
      <style:paragraph-properties style:snap-to-layout-grid="false"/>
    </style:style>
    <style:style style:name="P9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0" style:family="paragraph" style:parent-style-name="Footer">
      <style:paragraph-properties fo:text-align="end" style:justify-single-word="false" style:snap-to-layout-grid="false"/>
    </style:style>
    <style:style style:name="P11" style:family="paragraph" style:parent-style-name="Footer">
      <style:text-properties fo:language="fr" fo:country="BE"/>
    </style:style>
    <style:style style:name="P12" style:family="paragraph" style:parent-style-name="Heading" style:master-page-name="Standard">
      <style:paragraph-properties style:page-number="auto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 text:track-changes="false">
        <text:changed-region xml:id="ct40461504" text:id="ct40461504">
          <text:insertion>
            <office:change-info>
              <dc:creator>Gaetan Delannay</dc:creator>
              <dc:date>2007-09-24T08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change-start text:change-id="ct40461504"/>self.Title()<text:change-end text:change-id="ct40461504"/> </text:p>
      <text:p text:style-name="Text_20_body"/>
      <text:p text:style-name="Standard"><office:annotation><dc:date>2007-11-22T00:00:00</dc:date><text:p>do text</text:p><text:p>from xhtml(self.Description())</text:p></office:annotation>Description </text:p>
      <text:p text:style-name="Standard"/>
      <text:p text:style-name="P4">Decision</text:p>
      <text:p text:style-name="Standard"><office:annotation><dc:date>2007-09-24T00:00:00</dc:date><text:p>do text</text:p><text:p>from xhtml(self.getDecision())</text:p></office:annotation>Deci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loext:contextual-spacing="false" fo:text-align="center" style:justify-single-word="false" style:page-number="auto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6.881cm" style:rel-column-width="28431*"/>
    </style:style>
    <style:style style:name="Tableau2.B" style:family="table-column">
      <style:table-column-properties style:column-width="8.982cm" style:rel-column-width="37104*"/>
    </style:style>
    <style:style style:name="Tableau2.1" style:family="table-row">
      <style:table-row-properties style:min-row-height="1.24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MP2" style:family="paragraph" style:parent-style-name="Standard">
      <style:paragraph-properties style:snap-to-layout-grid="false"/>
      <style:text-properties fo:language="zxx" fo:country="none"/>
    </style:style>
    <style:style style:name="MP3" style:family="paragraph" style:parent-style-name="Standard">
      <style:text-properties fo:color="#808080" fo:font-size="6pt" style:font-size-asian="5.25pt" style:font-size-complex="6pt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7" style:family="paragraph" style:parent-style-name="Footer">
      <style:paragraph-properties style:snap-to-layout-grid="false"/>
    </style:style>
    <style:style style:name="M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9" style:family="paragraph" style:parent-style-name="Footer">
      <style:paragraph-properties fo:text-align="end" style:justify-single-word="false" style:snap-to-layout-grid="false"/>
    </style:style>
    <style:style style:name="MP10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><draw:frame draw:style-name="Mfr1" draw:name="Image1" text:anchor-type="as-char" svg:width="6.646cm" svg:height="1.127cm" draw:z-index="0"><draw:image xlink:href="Pictures/100002010000016C0000003E498363EBEE74D53A.png" xlink:type="simple" xlink:show="embed" xlink:actuate="onLoad"/></draw:frame></text:p>
              <text:p text:style-name="MP3"/>
            </table:table-cell>
            <table:table-cell table:style-name="Tableau2.A1" office:value-type="string">
              <text:p text:style-name="MP4"/>
            </table:table-cell>
          </table:table-row>
        </table:table>
        <text:p text:style-name="MP5"/>
      </style:header>
      <style:footer>
        <text:p text:style-name="M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span text:style-name="Internet_20_link"><text:span text:style-name="MT1"/></text:span></text:p>
            </table:table-cell>
            <table:table-cell table:style-name="Tableau1.A1" office:value-type="string">
              <text:p text:style-name="MP8"/>
            </table:table-cell>
            <table:table-cell table:style-name="Tableau1.A1" office:value-type="string">
              <text:p text:style-name="MP9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01-24T15:14:18</meta:creation-date>
    <dc:creator>André NUYENS</dc:creator>
    <dc:date>2018-01-11T15:53:25.275123033</dc:date>
    <dc:language>fr-BE</dc:language>
    <meta:editing-cycles>98</meta:editing-cycles>
    <meta:editing-duration>P1DT6H25M23S</meta:editing-duration>
    <meta:document-statistic meta:table-count="2" meta:image-count="1" meta:object-count="0" meta:page-count="1" meta:paragraph-count="6" meta:word-count="7" meta:character-count="46" meta:non-whitespace-character-count="42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